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076in" svg:height="4.5425in" svg:x="0.802in" svg:y="6.6067in">
            <draw:object draw:notify-on-update-of-ranges="Sheet1.A2:Sheet1.A36 Sheet1.B1:Sheet1.B1 Sheet1.B2:Sheet1.B36 Sheet1.C1:Sheet1.C1 Sheet1.C2:Sheet1.C36 Sheet1.D1:Sheet1.D1 Sheet1.D2:Sheet1.D36 Sheet1.E1:Sheet1.E1 Sheet1.E2:Sheet1.E36 Sheet1.F1:Sheet1.F1 Sheet1.F2:Sheet1.F3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Observation</text:p>
          </table:table-cell>
          <table:table-cell office:value-type="string" calcext:value-type="string">
            <text:p>3 month lead</text:p>
          </table:table-cell>
          <table:table-cell office:value-type="string" calcext:value-type="string">
            <text:p>6 month lead</text:p>
          </table:table-cell>
          <table:table-cell office:value-type="string" calcext:value-type="string">
            <text:p>9 month lead</text:p>
          </table:table-cell>
          <table:table-cell office:value-type="string" calcext:value-type="string">
            <text:p>12 month lead</text:p>
          </table:table-cell>
        </table:table-row>
        <table:table-row table:style-name="ro1">
          <table:table-cell office:value-type="date" office:date-value="1983-01-01" calcext:value-type="date">
            <text:p>1983</text:p>
          </table:table-cell>
          <table:table-cell office:value-type="float" office:value="376.8653" calcext:value-type="float">
            <text:p>376.8653</text:p>
          </table:table-cell>
          <table:table-cell office:value-type="float" office:value="508.216" calcext:value-type="float">
            <text:p>508.216</text:p>
          </table:table-cell>
          <table:table-cell office:value-type="float" office:value="494.6962" calcext:value-type="float">
            <text:p>494.6962</text:p>
          </table:table-cell>
          <table:table-cell office:value-type="float" office:value="498.6204" calcext:value-type="float">
            <text:p>498.6204</text:p>
          </table:table-cell>
          <table:table-cell office:value-type="float" office:value="495.6762" calcext:value-type="float">
            <text:p>495.6762</text:p>
          </table:table-cell>
        </table:table-row>
        <table:table-row table:style-name="ro1">
          <table:table-cell office:value-type="date" office:date-value="1984-01-01" calcext:value-type="date">
            <text:p>1984</text:p>
          </table:table-cell>
          <table:table-cell office:value-type="float" office:value="423.5571" calcext:value-type="float">
            <text:p>423.5571</text:p>
          </table:table-cell>
          <table:table-cell office:value-type="float" office:value="476.7336" calcext:value-type="float">
            <text:p>476.7336</text:p>
          </table:table-cell>
          <table:table-cell office:value-type="float" office:value="468.1859" calcext:value-type="float">
            <text:p>468.1859</text:p>
          </table:table-cell>
          <table:table-cell office:value-type="float" office:value="479.0327" calcext:value-type="float">
            <text:p>479.0327</text:p>
          </table:table-cell>
          <table:table-cell office:value-type="float" office:value="474.2961" calcext:value-type="float">
            <text:p>474.2961</text:p>
          </table:table-cell>
        </table:table-row>
        <table:table-row table:style-name="ro1">
          <table:table-cell office:value-type="date" office:date-value="1985-01-01" calcext:value-type="date">
            <text:p>1985</text:p>
          </table:table-cell>
          <table:table-cell office:value-type="float" office:value="476.2425" calcext:value-type="float">
            <text:p>476.2425</text:p>
          </table:table-cell>
          <table:table-cell office:value-type="float" office:value="480.1418" calcext:value-type="float">
            <text:p>480.1418</text:p>
          </table:table-cell>
          <table:table-cell office:value-type="float" office:value="474.4978" calcext:value-type="float">
            <text:p>474.4978</text:p>
          </table:table-cell>
          <table:table-cell office:value-type="float" office:value="477.5914" calcext:value-type="float">
            <text:p>477.5914</text:p>
          </table:table-cell>
          <table:table-cell office:value-type="float" office:value="477.8779" calcext:value-type="float">
            <text:p>477.8779</text:p>
          </table:table-cell>
        </table:table-row>
        <table:table-row table:style-name="ro1">
          <table:table-cell office:value-type="date" office:date-value="1986-01-01" calcext:value-type="date">
            <text:p>1986</text:p>
          </table:table-cell>
          <table:table-cell office:value-type="float" office:value="454.3712" calcext:value-type="float">
            <text:p>454.3712</text:p>
          </table:table-cell>
          <table:table-cell office:value-type="float" office:value="477.4358" calcext:value-type="float">
            <text:p>477.4358</text:p>
          </table:table-cell>
          <table:table-cell office:value-type="float" office:value="479.4315" calcext:value-type="float">
            <text:p>479.4315</text:p>
          </table:table-cell>
          <table:table-cell office:value-type="float" office:value="486.158" calcext:value-type="float">
            <text:p>486.158</text:p>
          </table:table-cell>
          <table:table-cell office:value-type="float" office:value="483.9931" calcext:value-type="float">
            <text:p>483.9931</text:p>
          </table:table-cell>
        </table:table-row>
        <table:table-row table:style-name="ro1">
          <table:table-cell office:value-type="date" office:date-value="1987-01-01" calcext:value-type="date">
            <text:p>1987</text:p>
          </table:table-cell>
          <table:table-cell office:value-type="float" office:value="445.5035" calcext:value-type="float">
            <text:p>445.5035</text:p>
          </table:table-cell>
          <table:table-cell office:value-type="float" office:value="484.6966" calcext:value-type="float">
            <text:p>484.6966</text:p>
          </table:table-cell>
          <table:table-cell office:value-type="float" office:value="483.676" calcext:value-type="float">
            <text:p>483.676</text:p>
          </table:table-cell>
          <table:table-cell office:value-type="float" office:value="487.2593" calcext:value-type="float">
            <text:p>487.2593</text:p>
          </table:table-cell>
          <table:table-cell office:value-type="float" office:value="489.7318" calcext:value-type="float">
            <text:p>489.7318</text:p>
          </table:table-cell>
        </table:table-row>
        <table:table-row table:style-name="ro1">
          <table:table-cell office:value-type="date" office:date-value="1988-01-01" calcext:value-type="date">
            <text:p>1988</text:p>
          </table:table-cell>
          <table:table-cell office:value-type="float" office:value="493.5779" calcext:value-type="float">
            <text:p>493.5779</text:p>
          </table:table-cell>
          <table:table-cell office:value-type="float" office:value="500.2411" calcext:value-type="float">
            <text:p>500.2411</text:p>
          </table:table-cell>
          <table:table-cell office:value-type="float" office:value="487.6435" calcext:value-type="float">
            <text:p>487.6435</text:p>
          </table:table-cell>
          <table:table-cell office:value-type="float" office:value="483.9616" calcext:value-type="float">
            <text:p>483.9616</text:p>
          </table:table-cell>
          <table:table-cell office:value-type="float" office:value="487.2233" calcext:value-type="float">
            <text:p>487.2233</text:p>
          </table:table-cell>
        </table:table-row>
        <table:table-row table:style-name="ro1">
          <table:table-cell office:value-type="date" office:date-value="1989-01-01" calcext:value-type="date">
            <text:p>1989</text:p>
          </table:table-cell>
          <table:table-cell office:value-type="float" office:value="491.8565" calcext:value-type="float">
            <text:p>491.8565</text:p>
          </table:table-cell>
          <table:table-cell office:value-type="float" office:value="481.8405" calcext:value-type="float">
            <text:p>481.8405</text:p>
          </table:table-cell>
          <table:table-cell office:value-type="float" office:value="484.1691" calcext:value-type="float">
            <text:p>484.1691</text:p>
          </table:table-cell>
          <table:table-cell office:value-type="float" office:value="480.2611" calcext:value-type="float">
            <text:p>480.2611</text:p>
          </table:table-cell>
          <table:table-cell office:value-type="float" office:value="481.3736" calcext:value-type="float">
            <text:p>481.3736</text:p>
          </table:table-cell>
        </table:table-row>
        <table:table-row table:style-name="ro1">
          <table:table-cell office:value-type="date" office:date-value="1990-01-01" calcext:value-type="date">
            <text:p>1990</text:p>
          </table:table-cell>
          <table:table-cell office:value-type="float" office:value="526.6092" calcext:value-type="float">
            <text:p>526.6092</text:p>
          </table:table-cell>
          <table:table-cell office:value-type="float" office:value="476.3048" calcext:value-type="float">
            <text:p>476.3048</text:p>
          </table:table-cell>
          <table:table-cell office:value-type="float" office:value="483.8458" calcext:value-type="float">
            <text:p>483.8458</text:p>
          </table:table-cell>
          <table:table-cell office:value-type="float" office:value="488.6884" calcext:value-type="float">
            <text:p>488.6884</text:p>
          </table:table-cell>
          <table:table-cell office:value-type="float" office:value="487.6803" calcext:value-type="float">
            <text:p>487.6803</text:p>
          </table:table-cell>
        </table:table-row>
        <table:table-row table:style-name="ro1">
          <table:table-cell office:value-type="date" office:date-value="1991-01-01" calcext:value-type="date">
            <text:p>1991</text:p>
          </table:table-cell>
          <table:table-cell office:value-type="float" office:value="466.8388" calcext:value-type="float">
            <text:p>466.8388</text:p>
          </table:table-cell>
          <table:table-cell office:value-type="float" office:value="497.7702" calcext:value-type="float">
            <text:p>497.7702</text:p>
          </table:table-cell>
          <table:table-cell office:value-type="float" office:value="491.4123" calcext:value-type="float">
            <text:p>491.4123</text:p>
          </table:table-cell>
          <table:table-cell office:value-type="float" office:value="502.6415" calcext:value-type="float">
            <text:p>502.6415</text:p>
          </table:table-cell>
          <table:table-cell office:value-type="float" office:value="500.1483" calcext:value-type="float">
            <text:p>500.1483</text:p>
          </table:table-cell>
        </table:table-row>
        <table:table-row table:style-name="ro1">
          <table:table-cell office:value-type="date" office:date-value="1992-01-01" calcext:value-type="date">
            <text:p>1992</text:p>
          </table:table-cell>
          <table:table-cell office:value-type="float" office:value="474.5058" calcext:value-type="float">
            <text:p>474.5058</text:p>
          </table:table-cell>
          <table:table-cell office:value-type="float" office:value="506.1964" calcext:value-type="float">
            <text:p>506.1964</text:p>
          </table:table-cell>
          <table:table-cell office:value-type="float" office:value="491.6991" calcext:value-type="float">
            <text:p>491.6991</text:p>
          </table:table-cell>
          <table:table-cell office:value-type="float" office:value="498.7704" calcext:value-type="float">
            <text:p>498.7704</text:p>
          </table:table-cell>
          <table:table-cell office:value-type="float" office:value="497.4839" calcext:value-type="float">
            <text:p>497.4839</text:p>
          </table:table-cell>
        </table:table-row>
        <table:table-row table:style-name="ro1">
          <table:table-cell office:value-type="date" office:date-value="1993-01-01" calcext:value-type="date">
            <text:p>1993</text:p>
          </table:table-cell>
          <table:table-cell office:value-type="float" office:value="458.4685" calcext:value-type="float">
            <text:p>458.4685</text:p>
          </table:table-cell>
          <table:table-cell office:value-type="float" office:value="494.2816" calcext:value-type="float">
            <text:p>494.2816</text:p>
          </table:table-cell>
          <table:table-cell office:value-type="float" office:value="482.4052" calcext:value-type="float">
            <text:p>482.4052</text:p>
          </table:table-cell>
          <table:table-cell office:value-type="float" office:value="489.3784" calcext:value-type="float">
            <text:p>489.3784</text:p>
          </table:table-cell>
          <table:table-cell office:value-type="float" office:value="488.6378" calcext:value-type="float">
            <text:p>488.6378</text:p>
          </table:table-cell>
        </table:table-row>
        <table:table-row table:style-name="ro1">
          <table:table-cell office:value-type="date" office:date-value="1994-01-01" calcext:value-type="date">
            <text:p>1994</text:p>
          </table:table-cell>
          <table:table-cell office:value-type="float" office:value="435.0169" calcext:value-type="float">
            <text:p>435.0169</text:p>
          </table:table-cell>
          <table:table-cell office:value-type="float" office:value="494.9185" calcext:value-type="float">
            <text:p>494.9185</text:p>
          </table:table-cell>
          <table:table-cell office:value-type="float" office:value="488.6438" calcext:value-type="float">
            <text:p>488.6438</text:p>
          </table:table-cell>
          <table:table-cell office:value-type="float" office:value="487.7566" calcext:value-type="float">
            <text:p>487.7566</text:p>
          </table:table-cell>
          <table:table-cell office:value-type="float" office:value="489.7687" calcext:value-type="float">
            <text:p>489.7687</text:p>
          </table:table-cell>
        </table:table-row>
        <table:table-row table:style-name="ro1">
          <table:table-cell office:value-type="date" office:date-value="1995-01-01" calcext:value-type="date">
            <text:p>1995</text:p>
          </table:table-cell>
          <table:table-cell office:value-type="float" office:value="447.3871" calcext:value-type="float">
            <text:p>447.3871</text:p>
          </table:table-cell>
          <table:table-cell office:value-type="float" office:value="501.2033" calcext:value-type="float">
            <text:p>501.2033</text:p>
          </table:table-cell>
          <table:table-cell office:value-type="float" office:value="493.9659" calcext:value-type="float">
            <text:p>493.9659</text:p>
          </table:table-cell>
          <table:table-cell office:value-type="float" office:value="491.1418" calcext:value-type="float">
            <text:p>491.1418</text:p>
          </table:table-cell>
          <table:table-cell office:value-type="float" office:value="487.3706" calcext:value-type="float">
            <text:p>487.3706</text:p>
          </table:table-cell>
        </table:table-row>
        <table:table-row table:style-name="ro1">
          <table:table-cell office:value-type="date" office:date-value="1996-01-01" calcext:value-type="date">
            <text:p>1996</text:p>
          </table:table-cell>
          <table:table-cell office:value-type="float" office:value="456.3762" calcext:value-type="float">
            <text:p>456.3762</text:p>
          </table:table-cell>
          <table:table-cell office:value-type="float" office:value="476.382" calcext:value-type="float">
            <text:p>476.382</text:p>
          </table:table-cell>
          <table:table-cell office:value-type="float" office:value="482.4392" calcext:value-type="float">
            <text:p>482.4392</text:p>
          </table:table-cell>
          <table:table-cell office:value-type="float" office:value="488.5312" calcext:value-type="float">
            <text:p>488.5312</text:p>
          </table:table-cell>
          <table:table-cell office:value-type="float" office:value="488.9795" calcext:value-type="float">
            <text:p>488.9795</text:p>
          </table:table-cell>
        </table:table-row>
        <table:table-row table:style-name="ro1">
          <table:table-cell office:value-type="date" office:date-value="1997-01-01" calcext:value-type="date">
            <text:p>1997</text:p>
          </table:table-cell>
          <table:table-cell office:value-type="float" office:value="522.6135" calcext:value-type="float">
            <text:p>522.6135</text:p>
          </table:table-cell>
          <table:table-cell office:value-type="float" office:value="495.9466" calcext:value-type="float">
            <text:p>495.9466</text:p>
          </table:table-cell>
          <table:table-cell office:value-type="float" office:value="487.9759" calcext:value-type="float">
            <text:p>487.9759</text:p>
          </table:table-cell>
          <table:table-cell office:value-type="float" office:value="495.2308" calcext:value-type="float">
            <text:p>495.2308</text:p>
          </table:table-cell>
          <table:table-cell office:value-type="float" office:value="497.0988" calcext:value-type="float">
            <text:p>497.0988</text:p>
          </table:table-cell>
        </table:table-row>
        <table:table-row table:style-name="ro1">
          <table:table-cell office:value-type="date" office:date-value="1998-01-01" calcext:value-type="date">
            <text:p>1998</text:p>
          </table:table-cell>
          <table:table-cell office:value-type="float" office:value="465.6851" calcext:value-type="float">
            <text:p>465.6851</text:p>
          </table:table-cell>
          <table:table-cell office:value-type="float" office:value="524.0076" calcext:value-type="float">
            <text:p>524.0076</text:p>
          </table:table-cell>
          <table:table-cell office:value-type="float" office:value="502.9396" calcext:value-type="float">
            <text:p>502.9396</text:p>
          </table:table-cell>
          <table:table-cell office:value-type="float" office:value="498.1642" calcext:value-type="float">
            <text:p>498.1642</text:p>
          </table:table-cell>
          <table:table-cell office:value-type="float" office:value="506.3794" calcext:value-type="float">
            <text:p>506.3794</text:p>
          </table:table-cell>
        </table:table-row>
        <table:table-row table:style-name="ro1">
          <table:table-cell office:value-type="date" office:date-value="1999-01-01" calcext:value-type="date">
            <text:p>1999</text:p>
          </table:table-cell>
          <table:table-cell office:value-type="float" office:value="404.121" calcext:value-type="float">
            <text:p>404.121</text:p>
          </table:table-cell>
          <table:table-cell office:value-type="float" office:value="491.8446" calcext:value-type="float">
            <text:p>491.8446</text:p>
          </table:table-cell>
          <table:table-cell office:value-type="float" office:value="479.2822" calcext:value-type="float">
            <text:p>479.2822</text:p>
          </table:table-cell>
          <table:table-cell office:value-type="float" office:value="478.9925" calcext:value-type="float">
            <text:p>478.9925</text:p>
          </table:table-cell>
          <table:table-cell office:value-type="float" office:value="482.9157" calcext:value-type="float">
            <text:p>482.9157</text:p>
          </table:table-cell>
        </table:table-row>
        <table:table-row table:style-name="ro1">
          <table:table-cell office:value-type="date" office:date-value="2000-01-01" calcext:value-type="date">
            <text:p>2000</text:p>
          </table:table-cell>
          <table:table-cell office:value-type="float" office:value="393.9235" calcext:value-type="float">
            <text:p>393.9235</text:p>
          </table:table-cell>
          <table:table-cell office:value-type="float" office:value="482.6713" calcext:value-type="float">
            <text:p>482.6713</text:p>
          </table:table-cell>
          <table:table-cell office:value-type="float" office:value="475.6421" calcext:value-type="float">
            <text:p>475.6421</text:p>
          </table:table-cell>
          <table:table-cell office:value-type="float" office:value="478.585" calcext:value-type="float">
            <text:p>478.585</text:p>
          </table:table-cell>
          <table:table-cell office:value-type="float" office:value="481.6871" calcext:value-type="float">
            <text:p>481.6871</text:p>
          </table:table-cell>
        </table:table-row>
        <table:table-row table:style-name="ro1">
          <table:table-cell office:value-type="date" office:date-value="2001-01-01" calcext:value-type="date">
            <text:p>2001</text:p>
          </table:table-cell>
          <table:table-cell office:value-type="float" office:value="434.4969" calcext:value-type="float">
            <text:p>434.4969</text:p>
          </table:table-cell>
          <table:table-cell office:value-type="float" office:value="478.1208" calcext:value-type="float">
            <text:p>478.1208</text:p>
          </table:table-cell>
          <table:table-cell office:value-type="float" office:value="476.0615" calcext:value-type="float">
            <text:p>476.0615</text:p>
          </table:table-cell>
          <table:table-cell office:value-type="float" office:value="479.1831" calcext:value-type="float">
            <text:p>479.1831</text:p>
          </table:table-cell>
          <table:table-cell office:value-type="float" office:value="477.6062" calcext:value-type="float">
            <text:p>477.6062</text:p>
          </table:table-cell>
        </table:table-row>
        <table:table-row table:style-name="ro1">
          <table:table-cell office:value-type="date" office:date-value="2002-01-01" calcext:value-type="date">
            <text:p>2002</text:p>
          </table:table-cell>
          <table:table-cell office:value-type="float" office:value="443.1805" calcext:value-type="float">
            <text:p>443.1805</text:p>
          </table:table-cell>
          <table:table-cell office:value-type="float" office:value="496.6456" calcext:value-type="float">
            <text:p>496.6456</text:p>
          </table:table-cell>
          <table:table-cell office:value-type="float" office:value="496.8066" calcext:value-type="float">
            <text:p>496.8066</text:p>
          </table:table-cell>
          <table:table-cell office:value-type="float" office:value="495.3249" calcext:value-type="float">
            <text:p>495.3249</text:p>
          </table:table-cell>
          <table:table-cell office:value-type="float" office:value="493.9616" calcext:value-type="float">
            <text:p>493.9616</text:p>
          </table:table-cell>
        </table:table-row>
        <table:table-row table:style-name="ro1">
          <table:table-cell office:value-type="date" office:date-value="2003-01-01" calcext:value-type="date">
            <text:p>2003</text:p>
          </table:table-cell>
          <table:table-cell office:value-type="float" office:value="451.1382" calcext:value-type="float">
            <text:p>451.1382</text:p>
          </table:table-cell>
          <table:table-cell office:value-type="float" office:value="496.9109" calcext:value-type="float">
            <text:p>496.9109</text:p>
          </table:table-cell>
          <table:table-cell office:value-type="float" office:value="496.2695" calcext:value-type="float">
            <text:p>496.2695</text:p>
          </table:table-cell>
          <table:table-cell office:value-type="float" office:value="498.2521" calcext:value-type="float">
            <text:p>498.2521</text:p>
          </table:table-cell>
          <table:table-cell office:value-type="float" office:value="500.9034" calcext:value-type="float">
            <text:p>500.9034</text:p>
          </table:table-cell>
        </table:table-row>
        <table:table-row table:style-name="ro1">
          <table:table-cell office:value-type="date" office:date-value="2004-01-01" calcext:value-type="date">
            <text:p>2004</text:p>
          </table:table-cell>
          <table:table-cell office:value-type="float" office:value="455.5562" calcext:value-type="float">
            <text:p>455.5562</text:p>
          </table:table-cell>
          <table:table-cell office:value-type="float" office:value="504.4165" calcext:value-type="float">
            <text:p>504.4165</text:p>
          </table:table-cell>
          <table:table-cell office:value-type="float" office:value="489.4977" calcext:value-type="float">
            <text:p>489.4977</text:p>
          </table:table-cell>
          <table:table-cell office:value-type="float" office:value="490.509" calcext:value-type="float">
            <text:p>490.509</text:p>
          </table:table-cell>
          <table:table-cell office:value-type="float" office:value="495.3616" calcext:value-type="float">
            <text:p>495.3616</text:p>
          </table:table-cell>
        </table:table-row>
        <table:table-row table:style-name="ro1">
          <table:table-cell office:value-type="date" office:date-value="2005-01-01" calcext:value-type="date">
            <text:p>2005</text:p>
          </table:table-cell>
          <table:table-cell office:value-type="float" office:value="418.8115" calcext:value-type="float">
            <text:p>418.8115</text:p>
          </table:table-cell>
          <table:table-cell office:value-type="float" office:value="500.787" calcext:value-type="float">
            <text:p>500.787</text:p>
          </table:table-cell>
          <table:table-cell office:value-type="float" office:value="497.9679" calcext:value-type="float">
            <text:p>497.9679</text:p>
          </table:table-cell>
          <table:table-cell office:value-type="float" office:value="494.3483" calcext:value-type="float">
            <text:p>494.3483</text:p>
          </table:table-cell>
          <table:table-cell office:value-type="float" office:value="494.256" calcext:value-type="float">
            <text:p>494.256</text:p>
          </table:table-cell>
        </table:table-row>
        <table:table-row table:style-name="ro1">
          <table:table-cell office:value-type="date" office:date-value="2006-01-01" calcext:value-type="date">
            <text:p>2006</text:p>
          </table:table-cell>
          <table:table-cell office:value-type="float" office:value="477.2391" calcext:value-type="float">
            <text:p>477.2391</text:p>
          </table:table-cell>
          <table:table-cell office:value-type="float" office:value="506.0012" calcext:value-type="float">
            <text:p>506.0012</text:p>
          </table:table-cell>
          <table:table-cell office:value-type="float" office:value="500.8573" calcext:value-type="float">
            <text:p>500.8573</text:p>
          </table:table-cell>
          <table:table-cell office:value-type="float" office:value="492.6775" calcext:value-type="float">
            <text:p>492.6775</text:p>
          </table:table-cell>
          <table:table-cell office:value-type="float" office:value="488.6533" calcext:value-type="float">
            <text:p>488.6533</text:p>
          </table:table-cell>
        </table:table-row>
        <table:table-row table:style-name="ro1">
          <table:table-cell office:value-type="date" office:date-value="2007-01-01" calcext:value-type="date">
            <text:p>2007</text:p>
          </table:table-cell>
          <table:table-cell office:value-type="float" office:value="474.7547" calcext:value-type="float">
            <text:p>474.7547</text:p>
          </table:table-cell>
          <table:table-cell office:value-type="float" office:value="537.4738" calcext:value-type="float">
            <text:p>537.4738</text:p>
          </table:table-cell>
          <table:table-cell office:value-type="float" office:value="518.7369" calcext:value-type="float">
            <text:p>518.7369</text:p>
          </table:table-cell>
          <table:table-cell office:value-type="float" office:value="494.4252" calcext:value-type="float">
            <text:p>494.4252</text:p>
          </table:table-cell>
          <table:table-cell office:value-type="float" office:value="493.9219" calcext:value-type="float">
            <text:p>493.9219</text:p>
          </table:table-cell>
        </table:table-row>
        <table:table-row table:style-name="ro1">
          <table:table-cell office:value-type="date" office:date-value="2008-01-01" calcext:value-type="date">
            <text:p>2008</text:p>
          </table:table-cell>
          <table:table-cell office:value-type="float" office:value="429.8015" calcext:value-type="float">
            <text:p>429.8015</text:p>
          </table:table-cell>
          <table:table-cell office:value-type="float" office:value="495.2192" calcext:value-type="float">
            <text:p>495.2192</text:p>
          </table:table-cell>
          <table:table-cell office:value-type="float" office:value="503.4413" calcext:value-type="float">
            <text:p>503.4413</text:p>
          </table:table-cell>
          <table:table-cell office:value-type="float" office:value="492.0024" calcext:value-type="float">
            <text:p>492.0024</text:p>
          </table:table-cell>
          <table:table-cell office:value-type="float" office:value="492.9998" calcext:value-type="float">
            <text:p>492.9998</text:p>
          </table:table-cell>
        </table:table-row>
        <table:table-row table:style-name="ro1">
          <table:table-cell office:value-type="date" office:date-value="2009-01-01" calcext:value-type="date">
            <text:p>2009</text:p>
          </table:table-cell>
          <table:table-cell office:value-type="float" office:value="456.4822" calcext:value-type="float">
            <text:p>456.4822</text:p>
          </table:table-cell>
          <table:table-cell office:value-type="float" office:value="484.6293" calcext:value-type="float">
            <text:p>484.6293</text:p>
          </table:table-cell>
          <table:table-cell office:value-type="float" office:value="488.728" calcext:value-type="float">
            <text:p>488.728</text:p>
          </table:table-cell>
          <table:table-cell office:value-type="float" office:value="487.9294" calcext:value-type="float">
            <text:p>487.9294</text:p>
          </table:table-cell>
          <table:table-cell office:value-type="float" office:value="487.0747" calcext:value-type="float">
            <text:p>487.0747</text:p>
          </table:table-cell>
        </table:table-row>
        <table:table-row table:style-name="ro1">
          <table:table-cell office:value-type="date" office:date-value="2010-01-01" calcext:value-type="date">
            <text:p>2010</text:p>
          </table:table-cell>
          <table:table-cell office:value-type="float" office:value="482.4164" calcext:value-type="float">
            <text:p>482.4164</text:p>
          </table:table-cell>
          <table:table-cell office:value-type="float" office:value="504.047" calcext:value-type="float">
            <text:p>504.047</text:p>
          </table:table-cell>
          <table:table-cell office:value-type="float" office:value="504.7028" calcext:value-type="float">
            <text:p>504.7028</text:p>
          </table:table-cell>
          <table:table-cell office:value-type="float" office:value="498.8799" calcext:value-type="float">
            <text:p>498.8799</text:p>
          </table:table-cell>
          <table:table-cell office:value-type="float" office:value="501.7867" calcext:value-type="float">
            <text:p>501.7867</text:p>
          </table:table-cell>
        </table:table-row>
        <table:table-row table:style-name="ro1">
          <table:table-cell office:value-type="date" office:date-value="2011-01-01" calcext:value-type="date">
            <text:p>2011</text:p>
          </table:table-cell>
          <table:table-cell office:value-type="float" office:value="403.1556" calcext:value-type="float">
            <text:p>403.1556</text:p>
          </table:table-cell>
          <table:table-cell office:value-type="float" office:value="499.6208" calcext:value-type="float">
            <text:p>499.6208</text:p>
          </table:table-cell>
          <table:table-cell office:value-type="float" office:value="510.9725" calcext:value-type="float">
            <text:p>510.9725</text:p>
          </table:table-cell>
          <table:table-cell office:value-type="float" office:value="489.7899" calcext:value-type="float">
            <text:p>489.7899</text:p>
          </table:table-cell>
          <table:table-cell office:value-type="float" office:value="491.7653" calcext:value-type="float">
            <text:p>491.7653</text:p>
          </table:table-cell>
        </table:table-row>
        <table:table-row table:style-name="ro1">
          <table:table-cell office:value-type="date" office:date-value="2012-01-01" calcext:value-type="date">
            <text:p>2012</text:p>
          </table:table-cell>
          <table:table-cell office:value-type="float" office:value="398.3004" calcext:value-type="float">
            <text:p>398.3004</text:p>
          </table:table-cell>
          <table:table-cell office:value-type="float" office:value="495.6648" calcext:value-type="float">
            <text:p>495.6648</text:p>
          </table:table-cell>
          <table:table-cell office:value-type="float" office:value="493.9182" calcext:value-type="float">
            <text:p>493.9182</text:p>
          </table:table-cell>
          <table:table-cell office:value-type="float" office:value="484.9798" calcext:value-type="float">
            <text:p>484.9798</text:p>
          </table:table-cell>
          <table:table-cell office:value-type="float" office:value="484.7449" calcext:value-type="float">
            <text:p>484.7449</text:p>
          </table:table-cell>
        </table:table-row>
        <table:table-row table:style-name="ro1">
          <table:table-cell office:value-type="date" office:date-value="2013-01-01" calcext:value-type="date">
            <text:p>2013</text:p>
          </table:table-cell>
          <table:table-cell office:value-type="float" office:value="462.0605" calcext:value-type="float">
            <text:p>462.0605</text:p>
          </table:table-cell>
          <table:table-cell office:value-type="float" office:value="501.6435" calcext:value-type="float">
            <text:p>501.6435</text:p>
          </table:table-cell>
          <table:table-cell office:value-type="float" office:value="504.6837" calcext:value-type="float">
            <text:p>504.6837</text:p>
          </table:table-cell>
          <table:table-cell office:value-type="float" office:value="496.3939" calcext:value-type="float">
            <text:p>496.3939</text:p>
          </table:table-cell>
          <table:table-cell office:value-type="float" office:value="492.798" calcext:value-type="float">
            <text:p>492.798</text:p>
          </table:table-cell>
        </table:table-row>
        <table:table-row table:style-name="ro1">
          <table:table-cell office:value-type="date" office:date-value="2014-01-01" calcext:value-type="date">
            <text:p>2014</text:p>
          </table:table-cell>
          <table:table-cell office:value-type="float" office:value="477.0489" calcext:value-type="float">
            <text:p>477.0489</text:p>
          </table:table-cell>
          <table:table-cell office:value-type="float" office:value="497.6832" calcext:value-type="float">
            <text:p>497.6832</text:p>
          </table:table-cell>
          <table:table-cell office:value-type="float" office:value="504.3405" calcext:value-type="float">
            <text:p>504.3405</text:p>
          </table:table-cell>
          <table:table-cell office:value-type="float" office:value="503.2889" calcext:value-type="float">
            <text:p>503.2889</text:p>
          </table:table-cell>
          <table:table-cell office:value-type="float" office:value="499.2556" calcext:value-type="float">
            <text:p>499.2556</text:p>
          </table:table-cell>
        </table:table-row>
        <table:table-row table:style-name="ro1">
          <table:table-cell office:value-type="date" office:date-value="2015-01-01" calcext:value-type="date">
            <text:p>2015</text:p>
          </table:table-cell>
          <table:table-cell office:value-type="float" office:value="453.9524" calcext:value-type="float">
            <text:p>453.9524</text:p>
          </table:table-cell>
          <table:table-cell office:value-type="float" office:value="500.9016" calcext:value-type="float">
            <text:p>500.9016</text:p>
          </table:table-cell>
          <table:table-cell office:value-type="float" office:value="504.9037" calcext:value-type="float">
            <text:p>504.9037</text:p>
          </table:table-cell>
          <table:table-cell office:value-type="float" office:value="502.2273" calcext:value-type="float">
            <text:p>502.2273</text:p>
          </table:table-cell>
          <table:table-cell office:value-type="float" office:value="503.753" calcext:value-type="float">
            <text:p>503.753</text:p>
          </table:table-cell>
        </table:table-row>
        <table:table-row table:style-name="ro1">
          <table:table-cell office:value-type="date" office:date-value="2016-01-01" calcext:value-type="date">
            <text:p>2016</text:p>
          </table:table-cell>
          <table:table-cell office:value-type="float" office:value="456.0577" calcext:value-type="float">
            <text:p>456.0577</text:p>
          </table:table-cell>
          <table:table-cell office:value-type="float" office:value="511.6641" calcext:value-type="float">
            <text:p>511.6641</text:p>
          </table:table-cell>
          <table:table-cell office:value-type="float" office:value="510.6896" calcext:value-type="float">
            <text:p>510.6896</text:p>
          </table:table-cell>
          <table:table-cell office:value-type="float" office:value="504.3676" calcext:value-type="float">
            <text:p>504.3676</text:p>
          </table:table-cell>
          <table:table-cell office:value-type="float" office:value="504.3449" calcext:value-type="float">
            <text:p>504.3449</text:p>
          </table:table-cell>
        </table:table-row>
        <table:table-row table:style-name="ro1">
          <table:table-cell office:value-type="date" office:date-value="2017-01-01" calcext:value-type="date">
            <text:p>2017</text:p>
          </table:table-cell>
          <table:table-cell office:value-type="float" office:value="464.9908" calcext:value-type="float">
            <text:p>464.9908</text:p>
          </table:table-cell>
          <table:table-cell office:value-type="float" office:value="500.6203" calcext:value-type="float">
            <text:p>500.6203</text:p>
          </table:table-cell>
          <table:table-cell office:value-type="float" office:value="502.9839" calcext:value-type="float">
            <text:p>502.9839</text:p>
          </table:table-cell>
          <table:table-cell office:value-type="float" office:value="497.0118" calcext:value-type="float">
            <text:p>497.0118</text:p>
          </table:table-cell>
          <table:table-cell office:value-type="float" office:value="497.2472" calcext:value-type="float">
            <text:p>497.2472</text:p>
          </table:table-cell>
        </table:table-row>
        <table:table-row table:style-name="ro1" table:number-rows-repeated="104853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21"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30T15:48:50.520000000</meta:creation-date>
    <dc:date>2023-06-30T17:03:35.154000000</dc:date>
    <meta:editing-duration>PT20M29S</meta:editing-duration>
    <meta:editing-cycles>7</meta:editing-cycles>
    <meta:generator>LibreOffice/7.4.7.2$Windows_X86_64 LibreOffice_project/723314e595e8007d3cf785c16538505a1c878ca5</meta:generator>
    <meta:document-statistic meta:table-count="1" meta:cell-count="215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21"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21">
      <style:chart-properties chart:display-label="true" chart:logarithmic="false" chart:minimum="29221" chart:maximum="4383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200" chart:maximum="600" chart:origin="0" chart:interval-major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514cm" svg:height="11.539cm" xlink:href=".." xlink:type="simple" chart:class="chart:line" chart:style-name="ch1">
        <chart:title svg:x="9.248cm" svg:y="0.366cm" chart:style-name="ch2">
          <text:p>Tanzania</text:p>
        </chart:title>
        <chart:subtitle svg:x="8.114cm" svg:y="1.402cm" chart:style-name="ch3">
          <text:p>Cumulative rainfall (mm)</text:p>
        </chart:subtitle>
        <chart:legend chart:legend-position="end" svg:x="16.93cm" svg:y="4.494cm" style:legend-expansion="high" chart:style-name="ch4"/>
        <chart:plot-area chart:style-name="ch5" table:cell-range-address="Sheet1.A2:Sheet1.F36 Sheet1.B1:Sheet1.F1" chart:data-source-has-labels="both" svg:x="1.404cm" svg:y="2.305cm" svg:width="15.116cm" svg:height="9.004cm">
          <chart:coordinate-region svg:x="2.237cm" svg:y="2.5cm" svg:width="13.893cm" svg:height="8.17cm"/>
          <chart:axis chart:dimension="x" chart:name="primary-x" chart:style-name="ch6" chartooo:axis-type="date">
            <chartooo:date-scale chart:major-interval-value="5" chart:major-interval-unit="years"/>
            <chart:categories table:cell-range-address="Sheet1.A2:Sheet1.A36"/>
          </chart:axis>
          <chart:axis chart:dimension="y" chart:name="primary-y" chart:style-name="ch7">
            <chart:title svg:x="0.451cm" svg:y="8.584cm" chart:style-name="ch8">
              <text:p>Cumulative rainfall (mm)</text:p>
            </chart:title>
            <chart:grid chart:style-name="ch9" chart:class="major"/>
          </chart:axis>
          <chart:series chart:style-name="ch10" chart:values-cell-range-address="Sheet1.B2:Sheet1.B36" chart:label-cell-address="Sheet1.B1:Sheet1.B1" chart:class="chart:line">
            <chart:data-point chart:repeated="35"/>
          </chart:series>
          <chart:series chart:style-name="ch11" chart:values-cell-range-address="Sheet1.C2:Sheet1.C36" chart:label-cell-address="Sheet1.C1:Sheet1.C1" chart:class="chart:line">
            <chart:data-point chart:repeated="35"/>
          </chart:series>
          <chart:series chart:style-name="ch12" chart:values-cell-range-address="Sheet1.D2:Sheet1.D36" chart:label-cell-address="Sheet1.D1:Sheet1.D1" chart:class="chart:line">
            <chart:data-point chart:repeated="35"/>
          </chart:series>
          <chart:series chart:style-name="ch13" chart:values-cell-range-address="Sheet1.E2:Sheet1.E36" chart:label-cell-address="Sheet1.E1:Sheet1.E1" chart:class="chart:line">
            <chart:data-point chart:repeated="35"/>
          </chart:series>
          <chart:series chart:style-name="ch14" chart:values-cell-range-address="Sheet1.F2:Sheet1.F36" chart:label-cell-address="Sheet1.F1:Sheet1.F1" chart:class="chart:line">
            <chart:data-point chart:repeated="3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bservation</text:p>
                <draw:g>
                  <svg:desc>Sheet1.B1:Sheet1.B1</svg:desc>
                </draw:g>
              </table:table-cell>
              <table:table-cell office:value-type="string">
                <text:p>3 month lead</text:p>
                <draw:g>
                  <svg:desc>Sheet1.C1:Sheet1.C1</svg:desc>
                </draw:g>
              </table:table-cell>
              <table:table-cell office:value-type="string">
                <text:p>6 month lead</text:p>
                <draw:g>
                  <svg:desc>Sheet1.D1:Sheet1.D1</svg:desc>
                </draw:g>
              </table:table-cell>
              <table:table-cell office:value-type="string">
                <text:p>9 month lead</text:p>
                <draw:g>
                  <svg:desc>Sheet1.E1:Sheet1.E1</svg:desc>
                </draw:g>
              </table:table-cell>
              <table:table-cell office:value-type="string">
                <text:p>12 month lead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30317">
                <text:p>30317</text:p>
                <draw:g>
                  <svg:desc>Sheet1.A2:Sheet1.A36</svg:desc>
                </draw:g>
              </table:table-cell>
              <table:table-cell office:value-type="float" office:value="376.8653">
                <text:p>376.8653</text:p>
                <draw:g>
                  <svg:desc>Sheet1.B2:Sheet1.B36</svg:desc>
                </draw:g>
              </table:table-cell>
              <table:table-cell office:value-type="float" office:value="508.216">
                <text:p>508.216</text:p>
                <draw:g>
                  <svg:desc>Sheet1.C2:Sheet1.C36</svg:desc>
                </draw:g>
              </table:table-cell>
              <table:table-cell office:value-type="float" office:value="494.6962">
                <text:p>494.6962</text:p>
                <draw:g>
                  <svg:desc>Sheet1.D2:Sheet1.D36</svg:desc>
                </draw:g>
              </table:table-cell>
              <table:table-cell office:value-type="float" office:value="498.6204">
                <text:p>498.6204</text:p>
                <draw:g>
                  <svg:desc>Sheet1.E2:Sheet1.E36</svg:desc>
                </draw:g>
              </table:table-cell>
              <table:table-cell office:value-type="float" office:value="495.6762">
                <text:p>495.6762</text:p>
                <draw:g>
                  <svg:desc>Sheet1.F2:Sheet1.F36</svg:desc>
                </draw:g>
              </table:table-cell>
            </table:table-row>
            <table:table-row>
              <table:table-cell office:value-type="float" office:value="30682">
                <text:p>30682</text:p>
              </table:table-cell>
              <table:table-cell office:value-type="float" office:value="423.5571">
                <text:p>423.5571</text:p>
              </table:table-cell>
              <table:table-cell office:value-type="float" office:value="476.7336">
                <text:p>476.7336</text:p>
              </table:table-cell>
              <table:table-cell office:value-type="float" office:value="468.1859">
                <text:p>468.1859</text:p>
              </table:table-cell>
              <table:table-cell office:value-type="float" office:value="479.0327">
                <text:p>479.0327</text:p>
              </table:table-cell>
              <table:table-cell office:value-type="float" office:value="474.2961">
                <text:p>474.2961</text:p>
              </table:table-cell>
            </table:table-row>
            <table:table-row>
              <table:table-cell office:value-type="float" office:value="31048">
                <text:p>31048</text:p>
              </table:table-cell>
              <table:table-cell office:value-type="float" office:value="476.2425">
                <text:p>476.2425</text:p>
              </table:table-cell>
              <table:table-cell office:value-type="float" office:value="480.1418">
                <text:p>480.1418</text:p>
              </table:table-cell>
              <table:table-cell office:value-type="float" office:value="474.4978">
                <text:p>474.4978</text:p>
              </table:table-cell>
              <table:table-cell office:value-type="float" office:value="477.5914">
                <text:p>477.5914</text:p>
              </table:table-cell>
              <table:table-cell office:value-type="float" office:value="477.8779">
                <text:p>477.8779</text:p>
              </table:table-cell>
            </table:table-row>
            <table:table-row>
              <table:table-cell office:value-type="float" office:value="31413">
                <text:p>31413</text:p>
              </table:table-cell>
              <table:table-cell office:value-type="float" office:value="454.3712">
                <text:p>454.3712</text:p>
              </table:table-cell>
              <table:table-cell office:value-type="float" office:value="477.4358">
                <text:p>477.4358</text:p>
              </table:table-cell>
              <table:table-cell office:value-type="float" office:value="479.4315">
                <text:p>479.4315</text:p>
              </table:table-cell>
              <table:table-cell office:value-type="float" office:value="486.158">
                <text:p>486.158</text:p>
              </table:table-cell>
              <table:table-cell office:value-type="float" office:value="483.9931">
                <text:p>483.9931</text:p>
              </table:table-cell>
            </table:table-row>
            <table:table-row>
              <table:table-cell office:value-type="float" office:value="31778">
                <text:p>31778</text:p>
              </table:table-cell>
              <table:table-cell office:value-type="float" office:value="445.5035">
                <text:p>445.5035</text:p>
              </table:table-cell>
              <table:table-cell office:value-type="float" office:value="484.6966">
                <text:p>484.6966</text:p>
              </table:table-cell>
              <table:table-cell office:value-type="float" office:value="483.676">
                <text:p>483.676</text:p>
              </table:table-cell>
              <table:table-cell office:value-type="float" office:value="487.2593">
                <text:p>487.2593</text:p>
              </table:table-cell>
              <table:table-cell office:value-type="float" office:value="489.7318">
                <text:p>489.7318</text:p>
              </table:table-cell>
            </table:table-row>
            <table:table-row>
              <table:table-cell office:value-type="float" office:value="32143">
                <text:p>32143</text:p>
              </table:table-cell>
              <table:table-cell office:value-type="float" office:value="493.5779">
                <text:p>493.5779</text:p>
              </table:table-cell>
              <table:table-cell office:value-type="float" office:value="500.2411">
                <text:p>500.2411</text:p>
              </table:table-cell>
              <table:table-cell office:value-type="float" office:value="487.6435">
                <text:p>487.6435</text:p>
              </table:table-cell>
              <table:table-cell office:value-type="float" office:value="483.9616">
                <text:p>483.9616</text:p>
              </table:table-cell>
              <table:table-cell office:value-type="float" office:value="487.2233">
                <text:p>487.2233</text:p>
              </table:table-cell>
            </table:table-row>
            <table:table-row>
              <table:table-cell office:value-type="float" office:value="32509">
                <text:p>32509</text:p>
              </table:table-cell>
              <table:table-cell office:value-type="float" office:value="491.8565">
                <text:p>491.8565</text:p>
              </table:table-cell>
              <table:table-cell office:value-type="float" office:value="481.8405">
                <text:p>481.8405</text:p>
              </table:table-cell>
              <table:table-cell office:value-type="float" office:value="484.1691">
                <text:p>484.1691</text:p>
              </table:table-cell>
              <table:table-cell office:value-type="float" office:value="480.2611">
                <text:p>480.2611</text:p>
              </table:table-cell>
              <table:table-cell office:value-type="float" office:value="481.3736">
                <text:p>481.3736</text:p>
              </table:table-cell>
            </table:table-row>
            <table:table-row>
              <table:table-cell office:value-type="float" office:value="32874">
                <text:p>32874</text:p>
              </table:table-cell>
              <table:table-cell office:value-type="float" office:value="526.6092">
                <text:p>526.6092</text:p>
              </table:table-cell>
              <table:table-cell office:value-type="float" office:value="476.3048">
                <text:p>476.3048</text:p>
              </table:table-cell>
              <table:table-cell office:value-type="float" office:value="483.8458">
                <text:p>483.8458</text:p>
              </table:table-cell>
              <table:table-cell office:value-type="float" office:value="488.6884">
                <text:p>488.6884</text:p>
              </table:table-cell>
              <table:table-cell office:value-type="float" office:value="487.6803">
                <text:p>487.6803</text:p>
              </table:table-cell>
            </table:table-row>
            <table:table-row>
              <table:table-cell office:value-type="float" office:value="33239">
                <text:p>33239</text:p>
              </table:table-cell>
              <table:table-cell office:value-type="float" office:value="466.8388">
                <text:p>466.8388</text:p>
              </table:table-cell>
              <table:table-cell office:value-type="float" office:value="497.7702">
                <text:p>497.7702</text:p>
              </table:table-cell>
              <table:table-cell office:value-type="float" office:value="491.4123">
                <text:p>491.4123</text:p>
              </table:table-cell>
              <table:table-cell office:value-type="float" office:value="502.6415">
                <text:p>502.6415</text:p>
              </table:table-cell>
              <table:table-cell office:value-type="float" office:value="500.1483">
                <text:p>500.1483</text:p>
              </table:table-cell>
            </table:table-row>
            <table:table-row>
              <table:table-cell office:value-type="float" office:value="33604">
                <text:p>33604</text:p>
              </table:table-cell>
              <table:table-cell office:value-type="float" office:value="474.5058">
                <text:p>474.5058</text:p>
              </table:table-cell>
              <table:table-cell office:value-type="float" office:value="506.1964">
                <text:p>506.1964</text:p>
              </table:table-cell>
              <table:table-cell office:value-type="float" office:value="491.6991">
                <text:p>491.6991</text:p>
              </table:table-cell>
              <table:table-cell office:value-type="float" office:value="498.7704">
                <text:p>498.7704</text:p>
              </table:table-cell>
              <table:table-cell office:value-type="float" office:value="497.4839">
                <text:p>497.4839</text:p>
              </table:table-cell>
            </table:table-row>
            <table:table-row>
              <table:table-cell office:value-type="float" office:value="33970">
                <text:p>33970</text:p>
              </table:table-cell>
              <table:table-cell office:value-type="float" office:value="458.4685">
                <text:p>458.4685</text:p>
              </table:table-cell>
              <table:table-cell office:value-type="float" office:value="494.2816">
                <text:p>494.2816</text:p>
              </table:table-cell>
              <table:table-cell office:value-type="float" office:value="482.4052">
                <text:p>482.4052</text:p>
              </table:table-cell>
              <table:table-cell office:value-type="float" office:value="489.3784">
                <text:p>489.3784</text:p>
              </table:table-cell>
              <table:table-cell office:value-type="float" office:value="488.6378">
                <text:p>488.6378</text:p>
              </table:table-cell>
            </table:table-row>
            <table:table-row>
              <table:table-cell office:value-type="float" office:value="34335">
                <text:p>34335</text:p>
              </table:table-cell>
              <table:table-cell office:value-type="float" office:value="435.0169">
                <text:p>435.0169</text:p>
              </table:table-cell>
              <table:table-cell office:value-type="float" office:value="494.9185">
                <text:p>494.9185</text:p>
              </table:table-cell>
              <table:table-cell office:value-type="float" office:value="488.6438">
                <text:p>488.6438</text:p>
              </table:table-cell>
              <table:table-cell office:value-type="float" office:value="487.7566">
                <text:p>487.7566</text:p>
              </table:table-cell>
              <table:table-cell office:value-type="float" office:value="489.7687">
                <text:p>489.7687</text:p>
              </table:table-cell>
            </table:table-row>
            <table:table-row>
              <table:table-cell office:value-type="float" office:value="34700">
                <text:p>34700</text:p>
              </table:table-cell>
              <table:table-cell office:value-type="float" office:value="447.3871">
                <text:p>447.3871</text:p>
              </table:table-cell>
              <table:table-cell office:value-type="float" office:value="501.2033">
                <text:p>501.2033</text:p>
              </table:table-cell>
              <table:table-cell office:value-type="float" office:value="493.9659">
                <text:p>493.9659</text:p>
              </table:table-cell>
              <table:table-cell office:value-type="float" office:value="491.1418">
                <text:p>491.1418</text:p>
              </table:table-cell>
              <table:table-cell office:value-type="float" office:value="487.3706">
                <text:p>487.3706</text:p>
              </table:table-cell>
            </table:table-row>
            <table:table-row>
              <table:table-cell office:value-type="float" office:value="35065">
                <text:p>35065</text:p>
              </table:table-cell>
              <table:table-cell office:value-type="float" office:value="456.3762">
                <text:p>456.3762</text:p>
              </table:table-cell>
              <table:table-cell office:value-type="float" office:value="476.382">
                <text:p>476.382</text:p>
              </table:table-cell>
              <table:table-cell office:value-type="float" office:value="482.4392">
                <text:p>482.4392</text:p>
              </table:table-cell>
              <table:table-cell office:value-type="float" office:value="488.5312">
                <text:p>488.5312</text:p>
              </table:table-cell>
              <table:table-cell office:value-type="float" office:value="488.9795">
                <text:p>488.9795</text:p>
              </table:table-cell>
            </table:table-row>
            <table:table-row>
              <table:table-cell office:value-type="float" office:value="35431">
                <text:p>35431</text:p>
              </table:table-cell>
              <table:table-cell office:value-type="float" office:value="522.6135">
                <text:p>522.6135</text:p>
              </table:table-cell>
              <table:table-cell office:value-type="float" office:value="495.9466">
                <text:p>495.9466</text:p>
              </table:table-cell>
              <table:table-cell office:value-type="float" office:value="487.9759">
                <text:p>487.9759</text:p>
              </table:table-cell>
              <table:table-cell office:value-type="float" office:value="495.2308">
                <text:p>495.2308</text:p>
              </table:table-cell>
              <table:table-cell office:value-type="float" office:value="497.0988">
                <text:p>497.0988</text:p>
              </table:table-cell>
            </table:table-row>
            <table:table-row>
              <table:table-cell office:value-type="float" office:value="35796">
                <text:p>35796</text:p>
              </table:table-cell>
              <table:table-cell office:value-type="float" office:value="465.6851">
                <text:p>465.6851</text:p>
              </table:table-cell>
              <table:table-cell office:value-type="float" office:value="524.0076">
                <text:p>524.0076</text:p>
              </table:table-cell>
              <table:table-cell office:value-type="float" office:value="502.9396">
                <text:p>502.9396</text:p>
              </table:table-cell>
              <table:table-cell office:value-type="float" office:value="498.1642">
                <text:p>498.1642</text:p>
              </table:table-cell>
              <table:table-cell office:value-type="float" office:value="506.3794">
                <text:p>506.3794</text:p>
              </table:table-cell>
            </table:table-row>
            <table:table-row>
              <table:table-cell office:value-type="float" office:value="36161">
                <text:p>36161</text:p>
              </table:table-cell>
              <table:table-cell office:value-type="float" office:value="404.121">
                <text:p>404.121</text:p>
              </table:table-cell>
              <table:table-cell office:value-type="float" office:value="491.8446">
                <text:p>491.8446</text:p>
              </table:table-cell>
              <table:table-cell office:value-type="float" office:value="479.2822">
                <text:p>479.2822</text:p>
              </table:table-cell>
              <table:table-cell office:value-type="float" office:value="478.9925">
                <text:p>478.9925</text:p>
              </table:table-cell>
              <table:table-cell office:value-type="float" office:value="482.9157">
                <text:p>482.9157</text:p>
              </table:table-cell>
            </table:table-row>
            <table:table-row>
              <table:table-cell office:value-type="float" office:value="36526">
                <text:p>36526</text:p>
              </table:table-cell>
              <table:table-cell office:value-type="float" office:value="393.9235">
                <text:p>393.9235</text:p>
              </table:table-cell>
              <table:table-cell office:value-type="float" office:value="482.6713">
                <text:p>482.6713</text:p>
              </table:table-cell>
              <table:table-cell office:value-type="float" office:value="475.6421">
                <text:p>475.6421</text:p>
              </table:table-cell>
              <table:table-cell office:value-type="float" office:value="478.585">
                <text:p>478.585</text:p>
              </table:table-cell>
              <table:table-cell office:value-type="float" office:value="481.6871">
                <text:p>481.6871</text:p>
              </table:table-cell>
            </table:table-row>
            <table:table-row>
              <table:table-cell office:value-type="float" office:value="36892">
                <text:p>36892</text:p>
              </table:table-cell>
              <table:table-cell office:value-type="float" office:value="434.4969">
                <text:p>434.4969</text:p>
              </table:table-cell>
              <table:table-cell office:value-type="float" office:value="478.1208">
                <text:p>478.1208</text:p>
              </table:table-cell>
              <table:table-cell office:value-type="float" office:value="476.0615">
                <text:p>476.0615</text:p>
              </table:table-cell>
              <table:table-cell office:value-type="float" office:value="479.1831">
                <text:p>479.1831</text:p>
              </table:table-cell>
              <table:table-cell office:value-type="float" office:value="477.6062">
                <text:p>477.6062</text:p>
              </table:table-cell>
            </table:table-row>
            <table:table-row>
              <table:table-cell office:value-type="float" office:value="37257">
                <text:p>37257</text:p>
              </table:table-cell>
              <table:table-cell office:value-type="float" office:value="443.1805">
                <text:p>443.1805</text:p>
              </table:table-cell>
              <table:table-cell office:value-type="float" office:value="496.6456">
                <text:p>496.6456</text:p>
              </table:table-cell>
              <table:table-cell office:value-type="float" office:value="496.8066">
                <text:p>496.8066</text:p>
              </table:table-cell>
              <table:table-cell office:value-type="float" office:value="495.3249">
                <text:p>495.3249</text:p>
              </table:table-cell>
              <table:table-cell office:value-type="float" office:value="493.9616">
                <text:p>493.9616</text:p>
              </table:table-cell>
            </table:table-row>
            <table:table-row>
              <table:table-cell office:value-type="float" office:value="37622">
                <text:p>37622</text:p>
              </table:table-cell>
              <table:table-cell office:value-type="float" office:value="451.1382">
                <text:p>451.1382</text:p>
              </table:table-cell>
              <table:table-cell office:value-type="float" office:value="496.9109">
                <text:p>496.9109</text:p>
              </table:table-cell>
              <table:table-cell office:value-type="float" office:value="496.2695">
                <text:p>496.2695</text:p>
              </table:table-cell>
              <table:table-cell office:value-type="float" office:value="498.2521">
                <text:p>498.2521</text:p>
              </table:table-cell>
              <table:table-cell office:value-type="float" office:value="500.9034">
                <text:p>500.9034</text:p>
              </table:table-cell>
            </table:table-row>
            <table:table-row>
              <table:table-cell office:value-type="float" office:value="37987">
                <text:p>37987</text:p>
              </table:table-cell>
              <table:table-cell office:value-type="float" office:value="455.5562">
                <text:p>455.5562</text:p>
              </table:table-cell>
              <table:table-cell office:value-type="float" office:value="504.4165">
                <text:p>504.4165</text:p>
              </table:table-cell>
              <table:table-cell office:value-type="float" office:value="489.4977">
                <text:p>489.4977</text:p>
              </table:table-cell>
              <table:table-cell office:value-type="float" office:value="490.509">
                <text:p>490.509</text:p>
              </table:table-cell>
              <table:table-cell office:value-type="float" office:value="495.3616">
                <text:p>495.3616</text:p>
              </table:table-cell>
            </table:table-row>
            <table:table-row>
              <table:table-cell office:value-type="float" office:value="38353">
                <text:p>38353</text:p>
              </table:table-cell>
              <table:table-cell office:value-type="float" office:value="418.8115">
                <text:p>418.8115</text:p>
              </table:table-cell>
              <table:table-cell office:value-type="float" office:value="500.787">
                <text:p>500.787</text:p>
              </table:table-cell>
              <table:table-cell office:value-type="float" office:value="497.9679">
                <text:p>497.9679</text:p>
              </table:table-cell>
              <table:table-cell office:value-type="float" office:value="494.3483">
                <text:p>494.3483</text:p>
              </table:table-cell>
              <table:table-cell office:value-type="float" office:value="494.256">
                <text:p>494.256</text:p>
              </table:table-cell>
            </table:table-row>
            <table:table-row>
              <table:table-cell office:value-type="float" office:value="38718">
                <text:p>38718</text:p>
              </table:table-cell>
              <table:table-cell office:value-type="float" office:value="477.2391">
                <text:p>477.2391</text:p>
              </table:table-cell>
              <table:table-cell office:value-type="float" office:value="506.0012">
                <text:p>506.0012</text:p>
              </table:table-cell>
              <table:table-cell office:value-type="float" office:value="500.8573">
                <text:p>500.8573</text:p>
              </table:table-cell>
              <table:table-cell office:value-type="float" office:value="492.6775">
                <text:p>492.6775</text:p>
              </table:table-cell>
              <table:table-cell office:value-type="float" office:value="488.6533">
                <text:p>488.6533</text:p>
              </table:table-cell>
            </table:table-row>
            <table:table-row>
              <table:table-cell office:value-type="float" office:value="39083">
                <text:p>39083</text:p>
              </table:table-cell>
              <table:table-cell office:value-type="float" office:value="474.7547">
                <text:p>474.7547</text:p>
              </table:table-cell>
              <table:table-cell office:value-type="float" office:value="537.4738">
                <text:p>537.4738</text:p>
              </table:table-cell>
              <table:table-cell office:value-type="float" office:value="518.7369">
                <text:p>518.7369</text:p>
              </table:table-cell>
              <table:table-cell office:value-type="float" office:value="494.4252">
                <text:p>494.4252</text:p>
              </table:table-cell>
              <table:table-cell office:value-type="float" office:value="493.9219">
                <text:p>493.9219</text:p>
              </table:table-cell>
            </table:table-row>
            <table:table-row>
              <table:table-cell office:value-type="float" office:value="39448">
                <text:p>39448</text:p>
              </table:table-cell>
              <table:table-cell office:value-type="float" office:value="429.8015">
                <text:p>429.8015</text:p>
              </table:table-cell>
              <table:table-cell office:value-type="float" office:value="495.2192">
                <text:p>495.2192</text:p>
              </table:table-cell>
              <table:table-cell office:value-type="float" office:value="503.4413">
                <text:p>503.4413</text:p>
              </table:table-cell>
              <table:table-cell office:value-type="float" office:value="492.0024">
                <text:p>492.0024</text:p>
              </table:table-cell>
              <table:table-cell office:value-type="float" office:value="492.9998">
                <text:p>492.9998</text:p>
              </table:table-cell>
            </table:table-row>
            <table:table-row>
              <table:table-cell office:value-type="float" office:value="39814">
                <text:p>39814</text:p>
              </table:table-cell>
              <table:table-cell office:value-type="float" office:value="456.4822">
                <text:p>456.4822</text:p>
              </table:table-cell>
              <table:table-cell office:value-type="float" office:value="484.6293">
                <text:p>484.6293</text:p>
              </table:table-cell>
              <table:table-cell office:value-type="float" office:value="488.728">
                <text:p>488.728</text:p>
              </table:table-cell>
              <table:table-cell office:value-type="float" office:value="487.9294">
                <text:p>487.9294</text:p>
              </table:table-cell>
              <table:table-cell office:value-type="float" office:value="487.0747">
                <text:p>487.0747</text:p>
              </table:table-cell>
            </table:table-row>
            <table:table-row>
              <table:table-cell office:value-type="float" office:value="40179">
                <text:p>40179</text:p>
              </table:table-cell>
              <table:table-cell office:value-type="float" office:value="482.4164">
                <text:p>482.4164</text:p>
              </table:table-cell>
              <table:table-cell office:value-type="float" office:value="504.047">
                <text:p>504.047</text:p>
              </table:table-cell>
              <table:table-cell office:value-type="float" office:value="504.7028">
                <text:p>504.7028</text:p>
              </table:table-cell>
              <table:table-cell office:value-type="float" office:value="498.8799">
                <text:p>498.8799</text:p>
              </table:table-cell>
              <table:table-cell office:value-type="float" office:value="501.7867">
                <text:p>501.7867</text:p>
              </table:table-cell>
            </table:table-row>
            <table:table-row>
              <table:table-cell office:value-type="float" office:value="40544">
                <text:p>40544</text:p>
              </table:table-cell>
              <table:table-cell office:value-type="float" office:value="403.1556">
                <text:p>403.1556</text:p>
              </table:table-cell>
              <table:table-cell office:value-type="float" office:value="499.6208">
                <text:p>499.6208</text:p>
              </table:table-cell>
              <table:table-cell office:value-type="float" office:value="510.9725">
                <text:p>510.9725</text:p>
              </table:table-cell>
              <table:table-cell office:value-type="float" office:value="489.7899">
                <text:p>489.7899</text:p>
              </table:table-cell>
              <table:table-cell office:value-type="float" office:value="491.7653">
                <text:p>491.7653</text:p>
              </table:table-cell>
            </table:table-row>
            <table:table-row>
              <table:table-cell office:value-type="float" office:value="40909">
                <text:p>40909</text:p>
              </table:table-cell>
              <table:table-cell office:value-type="float" office:value="398.3004">
                <text:p>398.3004</text:p>
              </table:table-cell>
              <table:table-cell office:value-type="float" office:value="495.6648">
                <text:p>495.6648</text:p>
              </table:table-cell>
              <table:table-cell office:value-type="float" office:value="493.9182">
                <text:p>493.9182</text:p>
              </table:table-cell>
              <table:table-cell office:value-type="float" office:value="484.9798">
                <text:p>484.9798</text:p>
              </table:table-cell>
              <table:table-cell office:value-type="float" office:value="484.7449">
                <text:p>484.7449</text:p>
              </table:table-cell>
            </table:table-row>
            <table:table-row>
              <table:table-cell office:value-type="float" office:value="41275">
                <text:p>41275</text:p>
              </table:table-cell>
              <table:table-cell office:value-type="float" office:value="462.0605">
                <text:p>462.0605</text:p>
              </table:table-cell>
              <table:table-cell office:value-type="float" office:value="501.6435">
                <text:p>501.6435</text:p>
              </table:table-cell>
              <table:table-cell office:value-type="float" office:value="504.6837">
                <text:p>504.6837</text:p>
              </table:table-cell>
              <table:table-cell office:value-type="float" office:value="496.3939">
                <text:p>496.3939</text:p>
              </table:table-cell>
              <table:table-cell office:value-type="float" office:value="492.798">
                <text:p>492.798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477.0489">
                <text:p>477.0489</text:p>
              </table:table-cell>
              <table:table-cell office:value-type="float" office:value="497.6832">
                <text:p>497.6832</text:p>
              </table:table-cell>
              <table:table-cell office:value-type="float" office:value="504.3405">
                <text:p>504.3405</text:p>
              </table:table-cell>
              <table:table-cell office:value-type="float" office:value="503.2889">
                <text:p>503.2889</text:p>
              </table:table-cell>
              <table:table-cell office:value-type="float" office:value="499.2556">
                <text:p>499.2556</text:p>
              </table:table-cell>
            </table:table-row>
            <table:table-row>
              <table:table-cell office:value-type="float" office:value="42005">
                <text:p>42005</text:p>
              </table:table-cell>
              <table:table-cell office:value-type="float" office:value="453.9524">
                <text:p>453.9524</text:p>
              </table:table-cell>
              <table:table-cell office:value-type="float" office:value="500.9016">
                <text:p>500.9016</text:p>
              </table:table-cell>
              <table:table-cell office:value-type="float" office:value="504.9037">
                <text:p>504.9037</text:p>
              </table:table-cell>
              <table:table-cell office:value-type="float" office:value="502.2273">
                <text:p>502.2273</text:p>
              </table:table-cell>
              <table:table-cell office:value-type="float" office:value="503.753">
                <text:p>503.753</text:p>
              </table:table-cell>
            </table:table-row>
            <table:table-row>
              <table:table-cell office:value-type="float" office:value="42370">
                <text:p>42370</text:p>
              </table:table-cell>
              <table:table-cell office:value-type="float" office:value="456.0577">
                <text:p>456.0577</text:p>
              </table:table-cell>
              <table:table-cell office:value-type="float" office:value="511.6641">
                <text:p>511.6641</text:p>
              </table:table-cell>
              <table:table-cell office:value-type="float" office:value="510.6896">
                <text:p>510.6896</text:p>
              </table:table-cell>
              <table:table-cell office:value-type="float" office:value="504.3676">
                <text:p>504.3676</text:p>
              </table:table-cell>
              <table:table-cell office:value-type="float" office:value="504.3449">
                <text:p>504.3449</text:p>
              </table:table-cell>
            </table:table-row>
            <table:table-row>
              <table:table-cell office:value-type="float" office:value="42736">
                <text:p>42736</text:p>
              </table:table-cell>
              <table:table-cell office:value-type="float" office:value="464.9908">
                <text:p>464.9908</text:p>
              </table:table-cell>
              <table:table-cell office:value-type="float" office:value="500.6203">
                <text:p>500.6203</text:p>
              </table:table-cell>
              <table:table-cell office:value-type="float" office:value="502.9839">
                <text:p>502.9839</text:p>
              </table:table-cell>
              <table:table-cell office:value-type="float" office:value="497.0118">
                <text:p>497.0118</text:p>
              </table:table-cell>
              <table:table-cell office:value-type="float" office:value="497.2472">
                <text:p>497.24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7.2$Windows_X86_64 LibreOffice_project/723314e595e8007d3cf785c16538505a1c878ca5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